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0200000002000309F1C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9.6cm" svg:y1="13.852cm" svg:x2="12.571cm" svg:y2="7.223cm">
          <text:p/>
        </draw:line>
        <draw:line draw:style-name="gr1" draw:text-style-name="P1" draw:layer="layout" svg:x1="9.6cm" svg:y1="13.9cm" svg:x2="16.599cm" svg:y2="7.319cm">
          <text:p/>
        </draw:line>
        <draw:custom-shape draw:style-name="gr2" draw:text-style-name="P1" draw:layer="controls" svg:width="0.453cm" svg:height="0.388cm" svg:x="12.419cm" svg:y="6.83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controls" svg:width="0.352cm" svg:height="0.339cm" svg:x="16.448cm" svg:y="7.02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1" draw:layer="layout" svg:width="3.855cm" svg:height="0.452cm" svg:x="12.671cm" svg:y="6.805cm" svg:viewBox="0 0 3856 453" svg:d="m3856 443c-219-64-454-57-674-124-189-58-445 178-505-227-38-249-616 64-464 268 178 240 558-360 105-289-214 33-478 788-253 83 97-304-665 489-231 144 362-287-586 43-359 62 554 48-65-496-295-248-601 649 554-248-253 83-261 108-411 249-674 82h-232l-21-20">
          <text:p/>
        </draw:path>
        <draw:frame draw:style-name="gr4" draw:text-style-name="P1" draw:layer="layout" svg:width="0.53cm" svg:height="0.543cm" svg:x="10.332cm" svg:y="9.7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0.538cm" svg:height="0.543cm" svg:x="13.232cm" svg:y="10.7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0.649cm" svg:height="0.543cm" svg:x="11.333cm" svg:y="6.7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0.657cm" svg:height="0.543cm" svg:x="17.332cm" svg:y="6.9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9T21:51:51.961000000</meta:creation-date>
    <dc:date>2013-12-19T22:38:11.037000000</dc:date>
    <meta:editing-duration>P0D</meta:editing-duration>
    <meta:editing-cycles>2</meta:editing-cycles>
    <meta:generator>LibreOffice/4.1.3.2$Windows_x86 LibreOffice_project/70feb7d99726f064edab4605a8ab840c50ec57a</meta:generator>
    <meta:document-statistic meta:object-count="9"/>
  </office:meta>
</office:document-meta>
</file>

<file path=Object 1/content.xml><?xml version="1.0" encoding="utf-8"?>
<math xmlns="http://www.w3.org/1998/Math/MathML">
  <semantics>
    <mrow>
      <msub>
        <mi>r</mi>
        <mn>1</mn>
      </msub>
    </mrow>
    <annotation encoding="StarMath 5.0">r_1</annotation>
  </semantics>
</math>
</file>

<file path=Object 2/content.xml><?xml version="1.0" encoding="utf-8"?>
<math xmlns="http://www.w3.org/1998/Math/MathML">
  <semantics>
    <mrow>
      <msub>
        <mi>r</mi>
        <mn>2</mn>
      </msub>
    </mrow>
    <annotation encoding="StarMath 5.0">r_2</annotation>
  </semantics>
</math>
</file>

<file path=Object 3/content.xml><?xml version="1.0" encoding="utf-8"?>
<math xmlns="http://www.w3.org/1998/Math/MathML">
  <semantics>
    <mrow>
      <msub>
        <mi>m</mi>
        <mn>1</mn>
      </msub>
    </mrow>
    <annotation encoding="StarMath 5.0">m_1</annotation>
  </semantics>
</math>
</file>

<file path=Object 4/content.xml><?xml version="1.0" encoding="utf-8"?>
<math xmlns="http://www.w3.org/1998/Math/MathML">
  <semantics>
    <mrow>
      <msub>
        <mi>m</mi>
        <mn>2</mn>
      </msub>
    </mrow>
    <annotation encoding="StarMath 5.0">m_2</annotation>
  </semantics>
</math>
</file>